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P</mi>
      <mrow>
        <mi/>
        <mo stretchy="false">=</mo>
        <mi/>
      </mrow>
      <mrow>
        <munder>
          <mo stretchy="false">∫</mo>
          <mi>V</mi>
        </munder>
        <mstyle mathvariant="bold">
          <mrow>
            <mi>j</mi>
          </mrow>
        </mstyle>
      </mrow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⋅</mo>
        <mi/>
      </mrow>
      <mstyle mathvariant="bold">
        <mrow>
          <mi>E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i/>
      <msup>
        <mtext>d</mtext>
        <mn>3</mn>
      </msup>
      <mi>r</mi>
    </mrow>
    <annotation encoding="StarMath 5.0">P `=` int from V bold j (bold r) `cdot` bold E (bold r) ` "d"^3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7:52:02.073000000</meta:creation-date>
    <meta:generator>LibreOffice/4.1.4.2$Windows_x86 LibreOffice_project/0a0440ccc0227ad9829de5f46be37cfb6edcf72</meta:generator>
  </office:meta>
</office:document-meta>
</file>